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ervo.h&gt;</text:p>
      <text:p text:style-name="Standard">Servo servo;</text:p>
      <text:p text:style-name="Standard">int mi=0;</text:p>
      <text:p text:style-name="Standard">int mx=1300;</text:p>
      <text:p text:style-name="Standard">int spd=0;</text:p>
      <text:p text:style-name="Standard">void setup() {</text:p>
      <text:p text:style-name="Standard"><text:s text:c="2"/>Serial.begin(9600);</text:p>
      <text:p text:style-name="Standard"><text:s text:c="2"/>servo.attach(9);</text:p>
      <text:p text:style-name="Standard"><text:s text:c="2"/></text:p>
      <text:p text:style-name="Standard"/>
      <text:p text:style-name="Standard">}</text:p>
      <text:p text:style-name="Standard"/>
      <text:p text:style-name="Standard">void loop() {</text:p>
      <text:p text:style-name="Standard"><text:s text:c="2"/>if(Serial.available() &gt; 0) <text:s/></text:p>
      <text:p text:style-name="Standard"><text:s text:c="2"/>{</text:p>
      <text:p text:style-name="Standard"><text:s text:c="4"/>spd= Serial.read(); <text:s text:c="5"/>//Read the incoming data and store it into variable spd(speed)</text:p>
      <text:p text:style-name="Standard"><text:s text:c="4"/>Serial.print(spd); <text:s text:c="7"/>//Print Value of Incoming_value in Serial monitor</text:p>
      <text:p text:style-name="Standard"><text:s text:c="4"/>Serial.print("\n");//New line </text:p>
      <text:p text:style-name="Standard"><text:s text:c="4"/>map(spd,0,1300,1500,2000);// convert spped from 0-1300 to 1500-2000, 1500 zero speed and 2000 maximum speed</text:p>
      <text:p text:style-name="Standard"><text:s text:c="4"/>servo.writeMicroseconds(spd); </text:p>
      <text:p text:style-name="Standard"><text:s text:c="4"/>delay(1000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0:29:28.974678364</meta:creation-date>
    <dc:date>2020-06-30T20:30:12.938230824</dc:date>
    <meta:editing-duration>PT45S</meta:editing-duration>
    <meta:editing-cycles>1</meta:editing-cycles>
    <meta:document-statistic meta:table-count="0" meta:image-count="0" meta:object-count="0" meta:page-count="1" meta:paragraph-count="21" meta:word-count="63" meta:character-count="532" meta:non-whitespace-character-count="437"/>
    <meta:generator>LibreOffice/6.1.2.1$Linux_X86_64 LibreOffice_project/10$Build-1</meta:generator>
  </office:meta>
</office:document-meta>
</file>